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78125in"/>
    </style:style>
    <style:style style:name="co3" style:family="table-column">
      <style:table-column-properties fo:break-before="auto" style:column-width="0.3645833333333333in"/>
    </style:style>
    <style:style style:name="co4" style:family="table-column">
      <style:table-column-properties fo:break-before="auto" style:column-width="0.3229166666666667in"/>
    </style:style>
    <style:style style:name="co5" style:family="table-column">
      <style:table-column-properties fo:break-before="auto" style:column-width="0.4166666666666667in"/>
    </style:style>
    <style:style style:name="co6" style:family="table-column">
      <style:table-column-properties fo:break-before="auto" style:column-width="0.3958333333333333in"/>
    </style:style>
    <style:style style:name="co7" style:family="table-column">
      <style:table-column-properties fo:break-before="auto" style:column-width="0.4375in"/>
    </style:style>
    <style:style style:name="co8" style:family="table-column">
      <style:table-column-properties fo:break-before="auto" style:column-width="0.40625in"/>
    </style:style>
    <style:style style:name="co9" style:family="table-column">
      <style:table-column-properties fo:break-before="auto" style:column-width="0.4479166666666667in"/>
    </style:style>
    <style:style style:name="co10" style:family="table-column">
      <style:table-column-properties fo:break-before="auto" style:column-width="0.34375in"/>
    </style:style>
    <style:style style:name="co11" style:family="table-column">
      <style:table-column-properties fo:break-before="auto" style:column-width="1.3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MENU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MENU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3" table:number-columns-repeated="2" table:default-cell-style-name="ce15"/>
        <table:table-column table:style-name="co11" table:default-cell-style-name="ce15"/>
        <table:table-column table:style-name="co1" table:default-cell-style-name="ce15" table:number-columns-repeated="244"/>
        <table:table-row table:style-name="ro2">
          <table:table-cell table:style-name="ce21" office:value-type="string">
            <text:p>ITEM</text:p>
          </table:table-cell>
          <table:table-cell table:style-name="ce21" office:value-type="string">
            <text:p>CAL</text:p>
          </table:table-cell>
          <table:table-cell table:style-name="ce21" office:value-type="string">
            <text:p>FAT</text:p>
          </table:table-cell>
          <table:table-cell table:style-name="ce21" office:value-type="string">
            <text:p>SFAT</text:p>
          </table:table-cell>
          <table:table-cell table:style-name="ce21" office:value-type="string">
            <text:p>TFAT</text:p>
          </table:table-cell>
          <table:table-cell table:style-name="ce21" office:value-type="string">
            <text:p>CHOL</text:p>
          </table:table-cell>
          <table:table-cell table:style-name="ce21" office:value-type="string">
            <text:p>SALT</text:p>
          </table:table-cell>
          <table:table-cell table:style-name="ce21" office:value-type="string">
            <text:p>CARB</text:p>
          </table:table-cell>
          <table:table-cell table:style-name="ce21" office:value-type="string">
            <text:p>FBR</text:p>
          </table:table-cell>
          <table:table-cell table:style-name="ce21" office:value-type="string">
            <text:p>SGR</text:p>
          </table:table-cell>
          <table:table-cell table:style-name="ce21" office:value-type="string">
            <text:p>PRO</text:p>
          </table:table-cell>
          <table:table-cell table:style-name="ce21" office:value-type="string">
            <text:p>CATEGORY</text:p>
          </table:table-cell>
        </table:table-row>
        <table:table-row table:style-name="ro2">
          <table:table-cell table:style-name="ce21" office:value-type="string">
            <text:p>Big Mac 7.6 oz (215 g)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970">
            <text:p>97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Quarter Pounder® with Cheese 7.1 oz (202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100">
            <text:p>110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Bacon Clubhouse Burger 9.5 oz (270 g)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470">
            <text:p>147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9">
            <text:p>39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Quarter Pounder Bacon Habanero Ranch 8.3 oz (235 g)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1180">
            <text:p>118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7">
            <text:p>37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Quarter Pounder Bacon &amp; Cheese 8 oz (227 g)</text:p>
          </table:table-cell>
          <table:table-cell table:style-name="ce21" office:value-type="float" office:value="600">
            <text:p>60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1440">
            <text:p>144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7">
            <text:p>37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Quarter Pounder Deluxe 8.6 oz (244 g)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960">
            <text:p>96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9">
            <text:p>29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Double Quarter Pounder with Cheese 10 oz (283 g)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1280">
            <text:p>128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8">
            <text:p>48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Hamburger 3.5 oz (100 g)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Cheeseburger 4 oz (114 g)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BBQ Ranch Burger 4.1 oz (116 g)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Grilled Onion Cheddar 4.1 oz (115 g)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Double Cheeseburger 5.8 oz (165 g)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050">
            <text:p>105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McDouble 5.3 oz (151 g)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3">
            <text:p>23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Bacon McDouble 5.8 oz (165 g)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8">
            <text:p>28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Daily Double 6.8 oz (194 g)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770">
            <text:p>77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3">
            <text:p>23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Bacon Clubhouse Crispy Chicken Sandwich 10 oz (284 g)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720">
            <text:p>172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6">
            <text:p>36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Bacon Clubhouse Grilled Chicken Sandwich 9.5 oz (270 g)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560">
            <text:p>156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Crispy Chicken Classic Sandwich 7.5 oz (213 g)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990">
            <text:p>99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4">
            <text:p>24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Grilled Chicken Classic Sandwich 7 oz (200 g)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8">
            <text:p>28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Crispy Chicken Club Sandwich 8.8 oz (249 g)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410">
            <text:p>141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6">
            <text:p>36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Grilled Chicken Club Sandwich 8.3 oz (235 g)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Crispy Chicken Ranch BLT Sandwich 8 oz (227 g)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80">
            <text:p>138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Grilled Chicken Ranch BLT Sandwich 7.5 oz (214 g)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210">
            <text:p>121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6">
            <text:p>36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McChicken ® 5.1 oz (143 g)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Buffalo Ranch McChicken 5.1 oz (145 g)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Bacon Buffalo Ranch McChicken 5.6 oz (159 g)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Bacon Cheddar McChicken 6 oz (171 g)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Southern Style Crispy Chicken Sandwich 5.6 oz (159 g)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1">
            <text:p>21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Filet-O-Fish 5 oz (142 g)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McRib ® 7.3 oz (208 g)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McWrap Southwest Chicken (Crispy) 10.2 oz (289 g)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450">
            <text:p>1450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7">
            <text:p>27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McWrap Southwest Chicken (Grilled) 9.7 oz (275 g)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280">
            <text:p>1280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1">
            <text:p>31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McWrap Chicken &amp; Bacon (Crispy) 9.5 oz (269 g)</text:p>
          </table:table-cell>
          <table:table-cell table:style-name="ce21" office:value-type="float" office:value="620">
            <text:p>62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490">
            <text:p>149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McWrap Chicken &amp; Bacon (Grilled) 9 oz (255 g)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330">
            <text:p>133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5">
            <text:p>35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McWrap Chicken &amp; Ranch (Crispy) 9.9 oz (280 g)</text:p>
          </table:table-cell>
          <table:table-cell table:style-name="ce21" office:value-type="float" office:value="580">
            <text:p>58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290">
            <text:p>129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6">
            <text:p>26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McWrap Chicken &amp; Ranch (Grilled) 9.4 oz (266 g)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130">
            <text:p>113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McWrap Chicken Sweet Chili (Crispy) 8.4 oz (239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190">
            <text:p>119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3">
            <text:p>23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Premium McWrap Chicken Sweet Chili (Grilled) 8 oz (226 g)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030">
            <text:p>103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6">
            <text:p>26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Chipotle BBQ Snack Wrap (Crispy) 4.4 oz (124 g)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Chipotle BBQ Snack Wrap (Grilled) 4.1 oz (117 g)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Honey Mustard Snack Wrap (Crispy) 4.3 oz (123 g)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Honey Mustard Snack Wrap (Grilled) 4.1 oz (116 g)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Ranch Snack Wrap® (Crispy) 4.4 oz (125 g)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Ranch Snack Wrap® (Grilled) 4.2 oz (118 g)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Mac Snack Wrap 4.4 oz (125 g)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BURGERSANDWICH</text:p>
          </table:table-cell>
        </table:table-row>
        <table:table-row table:style-name="ro2">
          <table:table-cell table:style-name="ce21" office:value-type="string">
            <text:p>Chicken McNuggets® (4 piece) 2.3 oz (65 g)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Bacon Clubhouse Crispy Chicken Sandwich 10 oz (284 g)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720">
            <text:p>172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6">
            <text:p>36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Bacon Clubhouse Grilled Chicken Sandwich 9.5 oz (270 g)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560">
            <text:p>156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Crispy Chicken Classic Sandwich 7.5 oz (213 g)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990">
            <text:p>99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4">
            <text:p>24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Grilled Chicken Classic Sandwich 7 oz (200 g)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8">
            <text:p>28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Crispy Chicken Club Sandwich 8.8 oz (249 g)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410">
            <text:p>141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6">
            <text:p>36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Grilled Chicken Club Sandwich 8.3 oz (235 g)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Crispy Chicken Ranch BLT Sandwich 8 oz (227 g)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80">
            <text:p>138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Grilled Chicken Ranch BLT Sandwich 7.5 oz (214 g)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210">
            <text:p>121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6">
            <text:p>36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McChicken ® 5.1 oz (143 g)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Buffalo Ranch McChicken 5.1 oz (145 g)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Bacon Buffalo Ranch McChicken 5.6 oz (159 g)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Bacon Cheddar McChicken 6 oz (171 g)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Southern Style Crispy Chicken Sandwich 5.6 oz (159 g)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1">
            <text:p>21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Filet-O-Fish 5 oz (142 g)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McWrap Southwest Chicken (Crispy) 10.2 oz (289 g)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450">
            <text:p>1450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7">
            <text:p>27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McWrap Southwest Chicken (Grilled) 9.7 oz (275 g)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280">
            <text:p>1280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1">
            <text:p>31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McWrap Chicken &amp; Bacon (Crispy) 9.5 oz (269 g)</text:p>
          </table:table-cell>
          <table:table-cell table:style-name="ce21" office:value-type="float" office:value="620">
            <text:p>62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490">
            <text:p>149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McWrap Chicken &amp; Bacon (Grilled) 9 oz (255 g)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330">
            <text:p>133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5">
            <text:p>35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McWrap Chicken &amp; Ranch (Crispy) 9.9 oz (280 g)</text:p>
          </table:table-cell>
          <table:table-cell table:style-name="ce21" office:value-type="float" office:value="580">
            <text:p>58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290">
            <text:p>129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6">
            <text:p>26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McWrap Chicken &amp; Ranch (Grilled) 9.4 oz (266 g)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130">
            <text:p>113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McWrap Chicken Sweet Chili (Crispy) 8.4 oz (239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190">
            <text:p>119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3">
            <text:p>23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McWrap Chicken Sweet Chili (Grilled) 8 oz (226 g)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030">
            <text:p>103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6">
            <text:p>26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Chipotle BBQ Snack Wrap (Crispy) 4.4 oz (124 g)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Chipotle BBQ Snack Wrap (Grilled) 4.1 oz (117 g)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Honey Mustard Snack Wrap (Crispy) 4.3 oz (123 g)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Honey Mustard Snack Wrap (Grilled) 4.1 oz (116 g)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Ranch Snack Wrap® (Crispy) 4.4 oz (125 g)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Ranch Snack Wrap® (Grilled) 4.2 oz (118 g)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Bacon Ranch Salad with Crispy Chicken 11.3 oz (319 g)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870">
            <text:p>87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6">
            <text:p>26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Bacon Ranch Salad with Grilled Chicken 10.8 oz (306 g)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Southwest Salad with Crispy Chicken 12.3 oz (350 g)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3">
            <text:p>23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Premium Southwest Salad with Grilled Chicken 11.8 oz (335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7">
            <text:p>27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Chicken McNuggets® (10 piece) 5.7 oz (162 g)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Chicken McNuggets® (20 piece) 11.4 oz (323 g)</text:p>
          </table:table-cell>
          <table:table-cell table:style-name="ce21" office:value-type="float" office:value="940">
            <text:p>94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800">
            <text:p>180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">
            <text:p>44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Chicken McNuggets® (6 piece) 3.4 oz (97 g)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Chicken Selects® Premium Breast Strips (5 pc) 7.3 oz (206 g)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240">
            <text:p>124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8">
            <text:p>38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Spicy Chicken McBites™ Shareable Size 10 oz (284 g)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1990">
            <text:p>199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6">
            <text:p>46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Chicken McNuggets® (40 piece) 22.8 oz (646 g)</text:p>
          </table:table-cell>
          <table:table-cell table:style-name="ce21" office:value-type="float" office:value="1880">
            <text:p>1880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3600">
            <text:p>3600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7">
            <text:p>87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Mighty Wings (10 piece) 11.1 oz (314 g)</text:p>
          </table:table-cell>
          <table:table-cell table:style-name="ce21" office:value-type="float" office:value="960">
            <text:p>96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295">
            <text:p>295</text:p>
          </table:table-cell>
          <table:table-cell table:style-name="ce21" office:value-type="float" office:value="2900">
            <text:p>290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0">
            <text:p>60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Mighty Wings (5 piece) 5.5 oz (157 g)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1450">
            <text:p>145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Spicy Chicken McBites™ Snack Size 3 oz (85 g)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600">
            <text:p>60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CHICKENFISH</text:p>
          </table:table-cell>
        </table:table-row>
        <table:table-row table:style-name="ro2">
          <table:table-cell table:style-name="ce21" office:value-type="string">
            <text:p>Fruit 'n Yogurt Parfait 5.2 oz (149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Egg McMuffin® 4.8 oz (135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Egg White Delight 4.7 oz (134 g)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770">
            <text:p>77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 McMuffin® 3.9 oz (110 g)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 McMuffin® with Egg 5.6 oz (160 g)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">
            <text:p>21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teak &amp; Egg McMuffin 6.5 oz (184 g)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950">
            <text:p>95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6">
            <text:p>26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acon, Egg &amp; Cheese Biscuit (Regular Size Biscuit) 5.3 oz (150 g)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1300">
            <text:p>130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 Biscuit (Regular Size Biscuit) 4.1 oz (117 g)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080">
            <text:p>108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 Biscuit with Egg (Regular Size Biscuit) 5.7 oz (163 g)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1170">
            <text:p>117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teak &amp; Egg Biscuit (Regular Biscuit) 7.1 oz (201 g)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1470">
            <text:p>147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acon, Egg &amp; Cheese McGriddles 6.1 oz (174 g)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 McGriddles® 5 oz (141 g)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030">
            <text:p>103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, Egg &amp; Cheese McGriddles® 7.1 oz (201 g)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1320">
            <text:p>132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acon, Egg &amp; Cheese Bagel 7 oz (199 g)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1490">
            <text:p>149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teak, Egg &amp; Cheese Bagel 8.6 oz (243 g)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520">
            <text:p>152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ig Breakfast® (Regular Size Biscuit) 9.5 oz (269 g)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1560">
            <text:p>156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">
            <text:p>28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ig Breakfast with Hotcakes (Regular Size Biscuit) 14.8 oz (420 g)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5">
            <text:p>575</text:p>
          </table:table-cell>
          <table:table-cell table:style-name="ce21" office:value-type="float" office:value="2150">
            <text:p>2150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6">
            <text:p>36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Cinnamon Melts 4 oz (114 g)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Hotcakes 5.3 oz (151 g)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Hotcakes and Sausage 6.8 oz (192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930">
            <text:p>93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outhern Style Chicken Biscuit (Regular Size Biscuit) 5 oz (143 g)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180">
            <text:p>118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 Burrito 3.9 oz (111 g)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Hash Brown 2 oz (56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acon, Egg &amp; Cheese Biscuit (Large Size Biscuit) 5.8 oz (164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1410">
            <text:p>141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ig Breakfast with Hotcakes (Large Size Biscuit) 15.3 oz (434 g)</text:p>
          </table:table-cell>
          <table:table-cell table:style-name="ce21" office:value-type="float" office:value="1150">
            <text:p>115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5">
            <text:p>575</text:p>
          </table:table-cell>
          <table:table-cell table:style-name="ce21" office:value-type="float" office:value="2260">
            <text:p>2260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6">
            <text:p>36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ig Breakfast® (Large Size Biscuit) 10 oz (283 g)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1680">
            <text:p>168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">
            <text:p>28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 Biscuit (Large Size Biscuit) 4.6 oz (131 g)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190">
            <text:p>119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 Biscuit with Egg (Large Size Biscuit) 6.2 oz (177 g)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1280">
            <text:p>128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outhern Style Chicken Biscuit (Large Size Biscuit) 5.5 oz (157 g)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90">
            <text:p>129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acon, Egg &amp; Cheese Bagel with Egg Whites 7.2 oz (203 g)</text:p>
          </table:table-cell>
          <table:table-cell table:style-name="ce21" office:value-type="float" office:value="580">
            <text:p>58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490">
            <text:p>149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acon, Egg &amp; Cheese Biscuit with Egg Whites (Large Biscuit) 5.9 oz (167 g)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20">
            <text:p>142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acon, Egg &amp; Cheese Biscuit with Egg Whites (RegularBiscuit) 5.4 oz (153 g)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300">
            <text:p>130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acon, Egg &amp; Cheese McGriddles with Egg Whites 6.3 oz (178 g)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ig Breakfast with Egg Whites (Large Size Biscuit) 10.1 oz (286 g)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700">
            <text:p>170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6">
            <text:p>26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ig Breakfast with Egg Whites (Regular Size Biscuit) 9.6 oz (272 g)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590">
            <text:p>159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6">
            <text:p>26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ig Breakfast with Hotcakes and Egg Whites (Large Biscuit) 15.4 oz (437 g)</text:p>
          </table:table-cell>
          <table:table-cell table:style-name="ce21" office:value-type="float" office:value="1050">
            <text:p>105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290">
            <text:p>2290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5">
            <text:p>35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Big Breakfast with Hotcakes and Egg Whites (Regular Biscuit) 14.9 oz (423 g)</text:p>
          </table:table-cell>
          <table:table-cell table:style-name="ce21" office:value-type="float" office:value="990">
            <text:p>99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170">
            <text:p>2170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5">
            <text:p>35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Fruit &amp; Maple Oatmeal  9.6 oz (251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Fruit &amp; Maple Oatmeal without Brown Sugar 9.6 oz (251 g)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 Biscuit with Egg Whites (Large Size Biscuit) 6.4 oz (181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290">
            <text:p>129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 Biscuit with Egg Whites (Regular Size Biscuit) 5.9 oz (167 g)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180">
            <text:p>118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 McMuffin with Egg Whites 5.6 oz (159 g)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870">
            <text:p>87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">
            <text:p>21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Sausage, Egg &amp; Cheese McGriddles with Egg Whites 7.2 oz (205 g)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320">
            <text:p>132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1">
            <text:p>21</text:p>
          </table:table-cell>
          <table:table-cell table:style-name="ce21" office:value-type="string">
            <text:p>BREAKFAST</text:p>
          </table:table-cell>
        </table:table-row>
        <table:table-row table:style-name="ro2">
          <table:table-cell table:style-name="ce21" office:value-type="string">
            <text:p>Premium Bacon Ranch Salad (without chicken) 7.9 oz (223 g)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SALAD</text:p>
          </table:table-cell>
        </table:table-row>
        <table:table-row table:style-name="ro2">
          <table:table-cell table:style-name="ce21" office:value-type="string">
            <text:p>Premium Bacon Ranch Salad with Crispy Chicken 11.3 oz (319 g)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870">
            <text:p>87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6">
            <text:p>26</text:p>
          </table:table-cell>
          <table:table-cell table:style-name="ce21" office:value-type="string">
            <text:p>SALAD</text:p>
          </table:table-cell>
        </table:table-row>
        <table:table-row table:style-name="ro2">
          <table:table-cell table:style-name="ce21" office:value-type="string">
            <text:p>Premium Bacon Ranch Salad with Grilled Chicken 10.8 oz (306 g)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SALAD</text:p>
          </table:table-cell>
        </table:table-row>
        <table:table-row table:style-name="ro2">
          <table:table-cell table:style-name="ce21" office:value-type="string">
            <text:p>Premium Southwest Salad (without chicken) 8.1 oz (230 g)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SALAD</text:p>
          </table:table-cell>
        </table:table-row>
        <table:table-row table:style-name="ro2">
          <table:table-cell table:style-name="ce21" office:value-type="string">
            <text:p>Premium Southwest Salad with Crispy Chicken 12.3 oz (350 g)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3">
            <text:p>23</text:p>
          </table:table-cell>
          <table:table-cell table:style-name="ce21" office:value-type="string">
            <text:p>SALAD</text:p>
          </table:table-cell>
        </table:table-row>
        <table:table-row table:style-name="ro2">
          <table:table-cell table:style-name="ce21" office:value-type="string">
            <text:p>Premium Southwest Salad with Grilled Chicken 11.8 oz (335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7">
            <text:p>27</text:p>
          </table:table-cell>
          <table:table-cell table:style-name="ce21" office:value-type="string">
            <text:p>SALAD</text:p>
          </table:table-cell>
        </table:table-row>
        <table:table-row table:style-name="ro2">
          <table:table-cell table:style-name="ce21" office:value-type="string">
            <text:p>Side Salad 3.1 oz (87 g)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LAD</text:p>
          </table:table-cell>
        </table:table-row>
        <table:table-row table:style-name="ro2">
          <table:table-cell table:style-name="ce21" office:value-type="string">
            <text:p>Small French Fries 2.5 oz (71 g)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NACKSIDE</text:p>
          </table:table-cell>
        </table:table-row>
        <table:table-row table:style-name="ro2">
          <table:table-cell table:style-name="ce21" office:value-type="string">
            <text:p>Apple Slices 1.2 oz (34 g)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SNACKSIDE</text:p>
          </table:table-cell>
        </table:table-row>
        <table:table-row table:style-name="ro2">
          <table:table-cell table:style-name="ce21" office:value-type="string">
            <text:p>Side Salad 3.1 oz (87 g)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NACKSIDE</text:p>
          </table:table-cell>
        </table:table-row>
        <table:table-row table:style-name="ro2">
          <table:table-cell table:style-name="ce21" office:value-type="string">
            <text:p>Fruit 'n Yogurt Parfait 5.2 oz (149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NACKSIDE</text:p>
          </table:table-cell>
        </table:table-row>
        <table:table-row table:style-name="ro2">
          <table:table-cell table:style-name="ce21" office:value-type="string">
            <text:p>Chipotle BBQ Snack Wrap (Crispy) 4.4 oz (124 g)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SNACKSIDE</text:p>
          </table:table-cell>
        </table:table-row>
        <table:table-row table:style-name="ro2">
          <table:table-cell table:style-name="ce21" office:value-type="string">
            <text:p>Chipotle BBQ Snack Wrap (Grilled) 4.1 oz (117 g)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SNACKSIDE</text:p>
          </table:table-cell>
        </table:table-row>
        <table:table-row table:style-name="ro2">
          <table:table-cell table:style-name="ce21" office:value-type="string">
            <text:p>Honey Mustard Snack Wrap (Crispy) 4.3 oz (123 g)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SNACKSIDE</text:p>
          </table:table-cell>
        </table:table-row>
        <table:table-row table:style-name="ro2">
          <table:table-cell table:style-name="ce21" office:value-type="string">
            <text:p>Honey Mustard Snack Wrap (Grilled) 4.1 oz (116 g)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SNACKSIDE</text:p>
          </table:table-cell>
        </table:table-row>
        <table:table-row table:style-name="ro2">
          <table:table-cell table:style-name="ce21" office:value-type="string">
            <text:p>Ranch Snack Wrap® (Crispy) 4.4 oz (125 g)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SNACKSIDE</text:p>
          </table:table-cell>
        </table:table-row>
        <table:table-row table:style-name="ro2">
          <table:table-cell table:style-name="ce21" office:value-type="string">
            <text:p>Ranch Snack Wrap® (Grilled) 4.2 oz (118 g)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SNACKSIDE</text:p>
          </table:table-cell>
        </table:table-row>
        <table:table-row table:style-name="ro2">
          <table:table-cell table:style-name="ce21" office:value-type="string">
            <text:p>Mac Snack Wrap 4.4 oz (125 g)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SNACKSIDE</text:p>
          </table:table-cell>
        </table:table-row>
        <table:table-row table:style-name="ro2">
          <table:table-cell table:style-name="ce21" office:value-type="string">
            <text:p>Large French Fries 5.4 oz (154 g)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SNACKSIDE</text:p>
          </table:table-cell>
        </table:table-row>
        <table:table-row table:style-name="ro2">
          <table:table-cell table:style-name="ce21" office:value-type="string">
            <text:p>Medium French Fries 4.1 oz (117 g)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NACKSIDE</text:p>
          </table:table-cell>
        </table:table-row>
        <table:table-row table:style-name="ro2">
          <table:table-cell table:style-name="ce21" office:value-type="string">
            <text:p>Kids Fries 1.1 oz (31 g)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NACKSIDE</text:p>
          </table:table-cell>
        </table:table-row>
        <table:table-row table:style-name="ro2">
          <table:table-cell table:style-name="ce21" office:value-type="string">
            <text:p>1% Low Fat Milk Jug 1 carton (236 ml)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Fat Free Chocolate Milk Jug 1 carton (236 ml)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Minute Maid® 100% Apple Juice Box 6 fl oz (177 ml)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Minute Maid® Orange Juice (Small) 12 fl oz cup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Dasani® Water 16.9 fl oz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Coca-Cola® Classic (Small) 16 fl oz cup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Diet Coke® (Small) 16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Dr Pepper® (Small) 16 fl oz cup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Diet Dr Pepper® (Small) 16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prite® (Small) 16 fl oz cup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Hi-C® Orange Lavaburst (Small) 16 fl oz cup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POWERade® Mountain Blast (Small) 16 fl oz cup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Tea (Small) 16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weet Tea (Small) 16 fl oz cup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Coffee (Small) 12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Frappe Mocha (Small) 12 fl oz cup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Frappe Caramel (Small) 12 fl oz cup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Frappe Chocolate Chip (Small) 12 fl oz cup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Blueberry Pomegranate Smoothie (Small) 12 fl oz cup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trawberry Banana Smoothie (Small) 12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Mango Pineapple Smoothie (Small) 12 fl oz cup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Vanilla McCafé Shake (12 fl oz cup) 12 fl oz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Chocolate McCafé Shake (12 fl oz cup) 12 fl oz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trawberry McCafé Shake (12 fl oz cup) 12 fl oz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Caramel (Small) 16 fl oz cup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French Vanilla (Small) 16 fl oz cup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Hazelnut (Small) 16 fl oz cup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Regular (Small) 16 fl oz cup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Minute Maid® Orange Juice (Medium) 16 fl oz cup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weet Tea (Medium) 21 fl oz cup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Coca-Cola® Classic (Child) 12 fl oz cup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Coca-Cola® Classic (Large) 30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Coca-Cola® Classic (Medium) 21 fl oz cup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Coffee (Large) 16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Coffee (Medium) 16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Diet Coke® (Child) 12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Diet Coke® (Large) 30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Diet Coke® (Medium) 21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Diet Dr Pepper® (Child) 12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Diet Dr Pepper® (Large) 30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Diet Dr Pepper® (Medium) 21 fl oz cup (513 g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Dr Pepper® (Child) 12 fl oz cup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Dr Pepper® (Large) 30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Dr Pepper® (Medium) 21 fl oz cup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Hi-C® Orange Lavaburst (Child) 12 fl oz cup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Hi-C® Orange Lavaburst (Large) 30 fl oz cup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Hi-C® Orange Lavaburst (Medium) 21 fl oz cup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with Sugar Free French Vanilla Syrup (Large) 32 fl oz cup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with Sugar Free French Vanilla Syrup (Medium) 22 fl oz cup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with Sugar Free French Vanilla Syrup (Small) 16 fl oz cup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Caramel (Large) 32 fl oz cup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Caramel (Medium) 22 fl oz cup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French Vanilla (Large) 32 fl oz cup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French Vanilla (Medium) 22 fl oz cup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Hazelnut (Large) 32 fl oz cup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Hazelnut (Medium) 22 fl oz cup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Regular (Large) 3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Coffee Regular (Medium) 22 fl oz cup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Tea (Child) 12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Tea (Large) 30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Iced Tea (Medium) 21 fl oz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Minute Maid® Orange Juice (Large) 22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POWERade® Mountain Blast (Child) 12 fl oz cup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POWERade® Mountain Blast (Large) 30 fl oz cup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POWERade® Mountain Blast (Medium) 21 fl oz cup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prite® (Child) 12 fl oz cup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prite® (Large) 30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prite® (Medium) 21 fl oz cup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weet Tea (Child) 12 fl oz cup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Sweet Tea (Large) 30 fl oz cup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</table:table-row>
        <table:table-row table:style-name="ro2">
          <table:table-cell table:style-name="ce21" office:value-type="string">
            <text:p>Coffee (Small) 12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Frappe Mocha (Small) 12 fl oz cup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Frappe Caramel (Small) 12 fl oz cup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Frappe Chocolate Chip (Small) 12 fl oz cup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Blueberry Pomegranate Smoothie (Small) 12 fl oz cup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Strawberry Banana Smoothie (Small) 12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ango Pineapple Smoothie (Small) 12 fl oz cup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Vanilla McCafé Shake (12 fl oz cup) 12 fl oz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Chocolate McCafé Shake (12 fl oz cup) 12 fl oz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Strawberry McCafé Shake (12 fl oz cup) 12 fl oz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Chocolate McCafé Shake (16 fl oz cup) 16 fl oz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Chocolate McCafé Shake (22 fl oz cup) 22 fl oz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Coffee (Large) 16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Frappe Caramel (Large) 22 fl oz cup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Strawberry McCafé Shake (16 fl oz cup) 16 fl oz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Strawberry McCafé Shake (22 fl oz cup) 22 fl oz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Vanilla McCafé Shake (16 fl oz cup) 16 fl oz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Vanilla McCafé Shake (22 fl oz cup) 22 fl oz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Mocha (Large) 22 fl oz cup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Mocha (Small) 12 fl oz cup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Mocha with Nonfat Milk (Large) 22 fl oz cup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Mocha with Nonfat Milk (Small) 12 fl oz cup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with Sugar Free French Vanilla Syrup (Large) 32 fl oz cup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with Sugar Free French Vanilla Syrup (Medium) 22 fl oz cup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with Sugar Free French Vanilla Syrup (Small) 16 fl oz cup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Caramel (Large) 32 fl oz cup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Caramel (Medium) 22 fl oz cup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Caramel (Small) 16 fl oz cup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French Vanilla (Large) 32 fl oz cup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French Vanilla (Medium) 22 fl oz cup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French Vanilla (Small) 16 fl oz cup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Hazelnut (Large) 32 fl oz cup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Hazelnut (Medium) 22 fl oz cup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Hazelnut (Small) 16 fl oz cup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Regular (Large) 3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Regular (Medium) 22 fl oz cup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offee Regular (Small) 16 fl oz cup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ocha (Small) 12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ocha (Medium) 16 fl oz cup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ocha (Large) 20 fl oz cup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ocha with Nonfat Milk (Small) 1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ocha with Nonfat Milk (Medium) 16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ocha with Nonfat Milk (Large) 20 fl oz cup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Caramel Mocha (Small) 12 fl oz cup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Caramel Mocha (Medium) 16 fl oz cup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Caramel Mocha (Large) 20 fl oz cup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Caramel Mocha (Small) 12 fl oz cup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Caramel Mocha (Medium) 16 fl oz cup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Caramel Mocha (Large) 20 fl oz cup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Latte (Small)  12 fl oz cup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Latte (Medium) 16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Latte (Large) 20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Caramel Latte (Large) 20 fl oz cup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Caramel Latte (Medium) 16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Caramel Latte (Small) 1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Hazelnut Latte (Small) 1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Hazelnut Latte (Medium) 16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Hazelnut Latte (Large) 20 fl oz cup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French Vanilla Latte (Small) 12 fl oz cup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French Vanilla Latte (Medium) 16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French Vanilla Latte (Large) 20 fl oz cup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Latte with Sugar Free French Vanilla Syrup (Small) 12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Latte with Sugar Free French Vanilla Syrup (Medium) 16 fl oz cup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Latte with Sugar Free French Vanilla Syrup (Large) 20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Latte (Small) 12 fl oz cup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Latte (Medium) 16 fl oz cup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Latte (Large) 20 fl oz cup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Caramel Latte (Small) 12 fl oz cup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Caramel Latte (Medium) 16 fl oz cup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Caramel Latte (Large) 20 fl oz cup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Hazelnut Latte (Small) 12 fl oz cup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Hazelnut Latte (Medium) 16 fl oz cup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Hazelnut Latte (Large) 20 fl oz cup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French Vanilla Latte (Small) 12 fl oz cup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French Vanilla Latte (Medium) 16 fl oz cup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French Vanilla Latte (Large) 20 fl oz cup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Latte with Sugar Free French Vanilla Syrup (Small) 12 fl oz cup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Latte with Sugar Free French Vanilla Syrup (Medium) 16 fl oz cup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Nonfat Latte with Sugar Free French Vanilla Syrup (Large) 20 fl oz cup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Hot Chocolate (Small) 12 fl oz cup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Hot Chocolate (Medium) 16 fl oz cup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Hot Chocolate (Large) 20 fl oz cup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Hot Chocolate with Nonfat Milk (Small) 12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Hot Chocolate with Nonfat Milk (Medium) 16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Blueberry Pomegranate Smoothie (Large) 22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Blueberry Pomegranate Smoothie (Medium) 16 fl oz cup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Coffee (Medium) 16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Egg Nog McCafe Shake (16 fl oz cup) Medium 14.7 oz (418 g)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Egg Nog McCafe Shake (22 fl oz cup) Large 18.2 oz (516 g)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Frappe Chocolate Chip (Large) 22 fl oz cup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Frappe Chocolate Chip (Medium) 16 fl oz cup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Frappe Chocolate Covered Strawberry (Large) 22 fl oz cup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Frappe Chocolate Covered Strawberry (Medium) 16 fl oz cup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Hot Chocolate with Nonfat Milk (Large) 20 fl oz cup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ango Pineapple Smoothie (Large) 22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ango Pineapple Smoothie (Medium) 16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Caramel Hot Chocolate with Nonfat Milk (Small) 12 fl oz cup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Caramel Hot Chocolate with Nonfat Milk (Large) 20 fl oz cup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McCafé Caramel Hot Chocolate with Nonfat Milk (Medium) 16 fl oz cup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Shamrock McCafe® Shake (16 fl oz cup) 16 fl oz cup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Shamrock McCafe® Shake (22 fl oz cup) 22 fl oz cup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Mocha (Medium) 16 fl oz cup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Mocha with Nonfat Milk (Medium) 16 fl oz cup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aramel Mocha (Small) 12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aramel Mocha (Medium) 16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Caramel Mocha (Large) 22 fl oz cup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Nonfat Caramel Mocha (Small) 12 fl oz cup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Nonfat Caramel Mocha (Medium) 16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Iced Nonfat Caramel Mocha (Large) 22 fl oz cup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Frappe Mocha (Medium) 16 fl oz cup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Frappe Mocha (Large) 22 fl oz cup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Frappe Caramel (Medium) 16 fl oz cup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Strawberry Banana Smoothie (Medium) 16 fl oz cup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Strawberry Banana Smoothie (Large) 22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MCCAFE</text:p>
          </table:table-cell>
        </table:table-row>
        <table:table-row table:style-name="ro2">
          <table:table-cell table:style-name="ce21" office:value-type="string">
            <text:p>Vanilla Reduced Fat Ice Cream Cone 3.7 oz (105 g)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Kiddie Cone 1 oz (29 g)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Hot Fudge Sundae 6.3 oz (179 g)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Hot Caramel Sundae 6.4 oz (182 g)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Strawberry Sundae 6.3 oz (178 g)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McFlurry® with M&amp;M'S® Candies (12 fl oz cup) 10.9 oz (310 g)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McFlurry® with OREO® Cookies (12 fl oz cup) 10.1 oz (285 g)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Vanilla McCafé Shake (12 fl oz cup) 12 fl oz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Chocolate McCafé Shake (12 fl oz cup) 12 fl oz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Strawberry McCafé Shake (12 fl oz cup) 12 fl oz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Baked Hot Apple Pie 2.7 oz (77 g)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Chocolate Chip Cookie 1 cookie (33 g)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Oatmeal Raisin Cookie 1 cookie (33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Fruit 'n Yogurt Parfait 5.2 oz (149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Chocolate McCafé Shake (16 fl oz cup) 16 fl oz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Chocolate McCafé Shake (22 fl oz cup) 22 fl oz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McFlurry® with M&amp;M'S® Candies (16 fl oz cup) 16.2 oz (460 g)</text:p>
          </table:table-cell>
          <table:table-cell table:style-name="ce21" office:value-type="float" office:value="930">
            <text:p>93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McFlurry® with OREO® Cookies (16 fl oz cup) 13.4 oz (381 g)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Snack Size McFlurry® with M&amp;M'S® Candies 7.3 oz (207 g)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Snack Size McFlurry® with OREO® Cookies 6.7 oz (190 g)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Snack Size McFlurry® with Rolo® 8.4 oz (238 g)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Strawberry McCafé Shake (16 fl oz cup) 16 fl oz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Strawberry McCafé Shake (22 fl oz cup) 22 fl oz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Vanilla McCafé Shake (16 fl oz cup) 16 fl oz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Vanilla McCafé Shake (22 fl oz cup) 22 fl oz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Egg Nog McCafe Shake (16 fl oz cup) Medium 14.7 oz (418 g)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Egg Nog McCafe Shake (22 fl oz cup) Large 18.2 oz (516 g)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McFlurry® with Reese's Peanut Butter Cup® (16 fl oz cup) 14.2 oz (403 g)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21">
            <text:p>21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Shamrock McCafe® Shake (16 fl oz cup) 16 fl oz cup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Shamrock McCafe® Shake (22 fl oz cup) 22 fl oz cup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Snack Size Holiday Mint McFlurry® 6.9 oz (196 g)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Snack Size McFlurry® with Reese's Peanut Butter Cup®  7.1 oz (202 g)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DESSERTSHAKE</text:p>
          </table:table-cell>
        </table:table-row>
        <table:table-row table:style-name="ro2">
          <table:table-cell table:style-name="ce21" office:value-type="string">
            <text:p>Newman's Own® Creamy Southwest Dressing 1.5 fl oz (44 ml)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Newman's Own® Low Fat Balsamic Vinaigrette 1.5 fl oz (44 ml)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Ketchup Packet 1 pkg (9 g)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Newman's Own® Low Fat Family Recipe Italian Dressing 1.5 fl oz (44 ml)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Salt Packet 1 pkg (0.7 g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Tangy Barbeque Sauce 1 pkg (28 g)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Honey 1 pkg (14 g)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Newman's Own® Ranch Dressing 2 fl oz (59 ml)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Sweet 'N Sour Sauce 1 pkg (28 g)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Peanuts (for Sundaes) 0.3 oz (7 g)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Spicy Buffalo Sauce 0.8 oz (22 g)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Creamy Ranch Sauce 0.8 oz (22 g)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Honey Mustard Sauce 0.8 oz (22 g)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Hotcake Syrup 1 pkg (60 g)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Whipped Margarine (1 pat) 1 pkg (6 g)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Grape Jam 0.5 oz (14 g)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Coffee Cream 0.4 fl oz (11 ml)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Strawberry Preserves 0.5 oz (14 g)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Sugar Packet 1 pkg (4.0 g)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EQUAL® 0 Calorie Sweetener 1 pkg (1.0 g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SPLENDA® No Calorie Sweetener 1 pkg (1.0 g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Buffalo Ranch McChicken 5.1 oz (145 g)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Hot Habanero Sauce 22 oz (0.8 g)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Newman's Own® Low Fat Sesame Ginger Dressing 1.5 fl oz (44 ml)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Premium McWrap Southwest Chicken (Grilled) 9.7 oz (275 g)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280">
            <text:p>1280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1">
            <text:p>31</text:p>
          </table:table-cell>
          <table:table-cell table:style-name="ce21" office:value-type="string">
            <text:p>CONDIMENT</text:p>
          </table:table-cell>
        </table:table-row>
        <table:table-row table:style-name="ro2">
          <table:table-cell table:style-name="ce21" office:value-type="string">
            <text:p>Tartar Sauce Cup 1 oz (28 g)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MENU" style:display-name="PageStyle_MENU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